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opacity="38%" draw:textarea-horizontal-align="justify" draw:textarea-vertical-align="middle" draw:auto-grow-height="false" fo:min-height="0.65cm" fo:min-width="0.4cm"/>
    </style:style>
    <style:style style:name="gr2" style:family="graphic" style:parent-style-name="standard">
      <style:graphic-properties draw:fill-color="#ffff38" draw:opacity="38%" draw:textarea-horizontal-align="justify" draw:textarea-vertical-align="middle" draw:auto-grow-height="false" fo:min-height="0.65cm" fo:min-width="0.4cm"/>
    </style:style>
    <style:style style:name="gr3" style:family="graphic" style:parent-style-name="standard">
      <style:graphic-properties draw:fill-color="#5983b0" draw:opacity="38%" draw:textarea-horizontal-align="justify" draw:textarea-vertical-align="middle" draw:auto-grow-height="false" fo:min-height="0.65cm" fo:min-width="0.4cm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8" style:family="graphic" style:parent-style-name="standard">
      <style:graphic-properties draw:fill-color="#00a933" draw:opacity="38%" draw:textarea-horizontal-align="justify" draw:textarea-vertical-align="middle" draw:auto-grow-height="false" fo:min-height="0.217cm" fo:min-width="0cm"/>
    </style:style>
    <style:style style:name="gr9" style:family="graphic" style:parent-style-name="standard">
      <style:graphic-properties draw:fill-color="#00a933" draw:opacity="38%" draw:textarea-horizontal-align="justify" draw:textarea-vertical-align="middle" draw:auto-grow-height="false" fo:min-height="0.216cm" fo:min-width="0cm"/>
    </style:style>
    <style:style style:name="gr10" style:family="graphic" style:parent-style-name="standard">
      <style:graphic-properties draw:fill-color="#00a933" draw:opacity="38%" draw:textarea-horizontal-align="justify" draw:textarea-vertical-align="middle" draw:auto-grow-height="false" fo:min-height="0.215cm" fo:min-width="0cm"/>
    </style:style>
    <style:style style:name="gr11" style:family="graphic" style:parent-style-name="standard">
      <style:graphic-properties draw:fill-color="#ffff38" draw:opacity="38%" draw:textarea-horizontal-align="justify" draw:textarea-vertical-align="middle" draw:auto-grow-height="false" fo:min-height="0.216cm" fo:min-width="0cm"/>
    </style:style>
    <style:style style:name="gr12" style:family="graphic" style:parent-style-name="standard">
      <style:graphic-properties draw:fill-color="#5983b0" draw:opacity="38%" draw:textarea-horizontal-align="justify" draw:textarea-vertical-align="middle" draw:auto-grow-height="false" fo:min-height="0.217cm" fo:min-width="0cm"/>
    </style:style>
    <style:style style:name="gr13" style:family="graphic" style:parent-style-name="standard">
      <style:graphic-properties draw:fill-color="#5983b0" draw:opacity="38%" draw:textarea-horizontal-align="justify" draw:textarea-vertical-align="middle" draw:auto-grow-height="false" fo:min-height="0.216cm" fo:min-width="0cm"/>
    </style:style>
    <style:style style:name="gr14" style:family="graphic" style:parent-style-name="standard">
      <style:graphic-properties draw:fill-color="#5983b0" draw:opacity="38%" draw:textarea-horizontal-align="justify" draw:textarea-vertical-align="middle" draw:auto-grow-height="false" fo:min-height="0.215cm" fo:min-width="0cm"/>
    </style:style>
    <style:style style:name="gr15" style:family="graphic" style:parent-style-name="standard">
      <style:graphic-properties draw:stroke="none" svg:stroke-color="#000000" draw:fill="none" draw:fill-color="#ffffff" fo:min-height="1.0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3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2cm" fo:min-width="1.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53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0.531cm"/>
      <style:paragraph-properties style:writing-mode="lr-tb"/>
    </style:style>
    <style:style style:name="gr20" style:family="graphic" style:parent-style-name="standard">
      <style:graphic-properties draw:fill-color="#a1467e" draw:opacity="38%" draw:textarea-horizontal-align="justify" draw:textarea-vertical-align="middle" draw:auto-grow-height="false" fo:min-height="0.217cm" fo:min-width="0cm"/>
    </style:style>
    <style:style style:name="gr21" style:family="graphic" style:parent-style-name="standard">
      <style:graphic-properties draw:fill-color="#a1467e" draw:opacity="38%" draw:textarea-horizontal-align="justify" draw:textarea-vertical-align="middle" draw:auto-grow-height="false" fo:min-height="0.216cm" fo:min-width="0cm"/>
    </style:style>
    <style:style style:name="gr22" style:family="graphic" style:parent-style-name="standard">
      <style:graphic-properties draw:fill-color="#a1467e" draw:opacity="38%" draw:textarea-horizontal-align="justify" draw:textarea-vertical-align="middle" draw:auto-grow-height="false" fo:min-height="0.215cm" fo:min-width="0cm"/>
    </style:style>
    <style:style style:name="gr23" style:family="graphic" style:parent-style-name="standard">
      <style:graphic-properties draw:fill-color="#ff7b59" draw:opacity="38%" draw:textarea-horizontal-align="justify" draw:textarea-vertical-align="middle" draw:auto-grow-height="false" fo:min-height="0.216cm" fo:min-width="0cm"/>
    </style:style>
    <style:style style:name="gr24" style:family="graphic" style:parent-style-name="standard">
      <style:graphic-properties draw:stroke="none" svg:stroke-color="#000000" draw:fill="none" draw:fill-color="#ffffff" fo:min-height="1.18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P1" style:family="paragraph">
      <loext:graphic-properties draw:fill-color="#00a933" draw:opacity="38%"/>
      <style:paragraph-properties fo:text-align="center"/>
    </style:style>
    <style:style style:name="P2" style:family="paragraph">
      <loext:graphic-properties draw:fill-color="#ffff38" draw:opacity="38%"/>
      <style:paragraph-properties fo:text-align="center"/>
    </style:style>
    <style:style style:name="P3" style:family="paragraph">
      <loext:graphic-properties draw:fill-color="#5983b0" draw:opacity="38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="none" draw:fill-color="#ffffff"/>
      <style:paragraph-properties style:writing-mode="lr-tb"/>
      <style:text-properties fo:font-size="44pt" style:font-size-asian="26pt" style:font-size-complex="2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text-properties fo:font-size="30pt"/>
    </style:style>
    <style:style style:name="P8" style:family="paragraph">
      <loext:graphic-properties draw:fill="none" draw:fill-color="#ffffff"/>
      <style:paragraph-properties style:writing-mode="lr-tb"/>
      <style:text-properties fo:font-size="30pt" style:font-size-asian="44pt" style:font-size-complex="44pt"/>
    </style:style>
    <style:style style:name="P9" style:family="paragraph">
      <loext:graphic-properties draw:fill="none" draw:fill-color="#ffffff"/>
      <style:paragraph-properties style:writing-mode="lr-tb"/>
      <style:text-properties fo:font-size="30pt" style:font-size-asian="26pt" style:font-size-complex="26pt"/>
    </style:style>
    <style:style style:name="P10" style:family="paragraph">
      <loext:graphic-properties draw:fill-color="#a1467e" draw:opacity="38%"/>
      <style:paragraph-properties fo:text-align="center"/>
    </style:style>
    <style:style style:name="P11" style:family="paragraph">
      <loext:graphic-properties draw:fill-color="#ff7b59" draw:opacity="38%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style:font-size-asian="26pt" style:font-size-complex="26pt"/>
    </style:style>
    <style:style style:name="T3" style:family="text">
      <style:text-properties style:font-size-asian="44pt" style:font-size-complex="44pt"/>
    </style:style>
    <style:style style:name="T4" style:family="text">
      <style:text-properties style:font-size-asian="26pt" style:font-size-complex="26pt"/>
    </style:style>
    <style:style style:name="T5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2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9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.8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6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.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9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.8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.1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0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9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.8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7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6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.1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7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6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8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7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6.6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7.5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8.4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9.3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8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7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6.6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7.5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8.4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9.39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5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1.4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1.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501cm" svg:y="7.9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1.401cm" svg:y="7.9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5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1.4cm" svg:y="8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1.987cm" svg:x="8.5cm" svg:y="7cm">
          <draw:text-box>
            <text:p><text:span text:style-name="T1">≈</text:span></text:p>
          </draw:text-box>
        </draw:frame>
        <draw:frame draw:style-name="gr4" draw:text-style-name="P5" draw:layer="layout" svg:width="1cm" svg:height="1.987cm" svg:x="13.2cm" svg:y="7.1cm">
          <draw:text-box>
            <text:p><text:span text:style-name="T2">⋅</text:span></text:p>
          </draw:text-box>
        </draw:frame>
        <draw:frame draw:style-name="gr5" draw:text-style-name="P6" draw:layer="layout" svg:width="3.004cm" svg:height="0.962cm" svg:x="9.8cm" svg:y="5.2cm">
          <draw:text-box>
            <text:p>Features</text:p>
          </draw:text-box>
        </draw:frame>
        <draw:frame draw:style-name="gr6" draw:text-style-name="P6" draw:layer="layout" svg:width="4.3cm" svg:height="1.373cm" svg:x="15.6cm" svg:y="6.3cm">
          <draw:text-box>
            <text:p>Coefficients</text:p>
          </draw:text-box>
        </draw:frame>
        <draw:frame draw:style-name="gr7" draw:text-style-name="P6" draw:layer="layout" svg:width="1.84cm" svg:height="0.962cm" svg:x="3.8cm" svg:y="5.2cm">
          <draw:text-box>
            <text:p>Data</text:p>
          </draw:text-box>
        </draw:frame>
        <draw:custom-shape draw:style-name="gr8" draw:text-style-name="P1" draw:layer="layout" svg:width="0.48cm" svg:height="0.467cm" svg:x="1.21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79cm" svg:height="0.467cm" svg:x="1.69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8cm" svg:height="0.467cm" svg:x="2.169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78cm" svg:height="0.467cm" svg:x="2.649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8cm" svg:height="0.467cm" svg:x="3.127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79cm" svg:height="0.467cm" svg:x="3.607cm" svg:y="10.8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1.21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9cm" svg:height="0.466cm" svg:x="1.69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2.169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8cm" svg:height="0.466cm" svg:x="2.649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3.127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9cm" svg:height="0.466cm" svg:x="3.607cm" svg:y="11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9cm" svg:height="0.465cm" svg:x="1.211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9cm" svg:height="0.465cm" svg:x="1.69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8cm" svg:height="0.465cm" svg:x="2.169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9cm" svg:height="0.465cm" svg:x="2.649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8cm" svg:height="0.465cm" svg:x="3.128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8cm" svg:height="0.465cm" svg:x="3.608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1.21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9cm" svg:height="0.466cm" svg:x="1.69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2.169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8cm" svg:height="0.466cm" svg:x="2.649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3.127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9cm" svg:height="0.466cm" svg:x="3.607cm" svg:y="12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9cm" svg:height="0.466cm" svg:x="6.724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7.203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8cm" svg:height="0.466cm" svg:x="7.683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8.161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9cm" svg:height="0.466cm" svg:x="8.641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9.12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9cm" svg:height="0.466cm" svg:x="6.724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7.203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8cm" svg:height="0.466cm" svg:x="7.683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8.161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9cm" svg:height="0.466cm" svg:x="8.641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9.12cm" svg:y="11.8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48cm" svg:height="0.467cm" svg:x="4.985cm" svg:y="10.8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478cm" svg:height="0.467cm" svg:x="5.465cm" svg:y="10.8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48cm" svg:height="0.466cm" svg:x="4.985cm" svg:y="11.3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478cm" svg:height="0.466cm" svg:x="5.465cm" svg:y="11.3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479cm" svg:height="0.465cm" svg:x="4.986cm" svg:y="11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478cm" svg:height="0.465cm" svg:x="5.465cm" svg:y="11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48cm" svg:height="0.466cm" svg:x="4.985cm" svg:y="12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478cm" svg:height="0.466cm" svg:x="5.465cm" svg:y="12.264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68cm" svg:height="1.432cm" svg:x="4.02cm" svg:y="11.1cm">
          <draw:text-box>
            <text:p text:style-name="P7"><text:span text:style-name="T3">≈</text:span></text:p>
          </draw:text-box>
        </draw:frame>
        <draw:frame draw:style-name="gr16" draw:text-style-name="P9" draw:layer="layout" svg:width="0.533cm" svg:height="1.616cm" svg:x="5.923cm" svg:y="11.084cm">
          <draw:text-box>
            <text:p text:style-name="P7"><text:span text:style-name="T4">⋅</text:span></text:p>
          </draw:text-box>
        </draw:frame>
        <draw:frame draw:style-name="gr17" draw:text-style-name="P6" draw:layer="layout" svg:width="1.6cm" svg:height="0.962cm" svg:x="4.99cm" svg:y="10.12cm">
          <draw:text-box>
            <text:p>U<text:span text:style-name="T5">T</text:span></text:p>
          </draw:text-box>
        </draw:frame>
        <draw:frame draw:style-name="gr18" draw:text-style-name="P6" draw:layer="layout" svg:width="0.534cm" svg:height="0.962cm" svg:x="7.695cm" svg:y="10.115cm">
          <draw:text-box>
            <text:p>V</text:p>
          </draw:text-box>
        </draw:frame>
        <draw:frame draw:style-name="gr19" draw:text-style-name="P6" draw:layer="layout" svg:width="1.031cm" svg:height="0.962cm" svg:x="2.177cm" svg:y="10.1cm">
          <draw:text-box>
            <text:p>M</text:p>
          </draw:text-box>
        </draw:frame>
        <draw:custom-shape draw:style-name="gr20" draw:text-style-name="P10" draw:layer="layout" svg:width="0.48cm" svg:height="0.467cm" svg:x="11.31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79cm" svg:height="0.467cm" svg:x="11.79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8cm" svg:height="0.467cm" svg:x="12.269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78cm" svg:height="0.467cm" svg:x="12.749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8cm" svg:height="0.467cm" svg:x="13.227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479cm" svg:height="0.467cm" svg:x="13.707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8cm" svg:height="0.466cm" svg:x="11.31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79cm" svg:height="0.466cm" svg:x="11.79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8cm" svg:height="0.466cm" svg:x="12.269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78cm" svg:height="0.466cm" svg:x="12.749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8cm" svg:height="0.466cm" svg:x="13.227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79cm" svg:height="0.466cm" svg:x="13.707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479cm" svg:height="0.465cm" svg:x="11.311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479cm" svg:height="0.465cm" svg:x="11.79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48cm" svg:height="0.465cm" svg:x="12.269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479cm" svg:height="0.465cm" svg:x="12.749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48cm" svg:height="0.465cm" svg:x="13.228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478cm" svg:height="0.465cm" svg:x="13.708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8cm" svg:height="0.466cm" svg:x="11.31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79cm" svg:height="0.466cm" svg:x="11.79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8cm" svg:height="0.466cm" svg:x="12.269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78cm" svg:height="0.466cm" svg:x="12.749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8cm" svg:height="0.466cm" svg:x="13.227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479cm" svg:height="0.466cm" svg:x="13.707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79cm" svg:height="0.466cm" svg:x="16.724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8cm" svg:height="0.466cm" svg:x="17.203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78cm" svg:height="0.466cm" svg:x="17.683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8cm" svg:height="0.466cm" svg:x="18.161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79cm" svg:height="0.466cm" svg:x="18.641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8cm" svg:height="0.466cm" svg:x="19.12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79cm" svg:height="0.466cm" svg:x="16.724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8cm" svg:height="0.466cm" svg:x="17.203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78cm" svg:height="0.466cm" svg:x="17.683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8cm" svg:height="0.466cm" svg:x="18.161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79cm" svg:height="0.466cm" svg:x="18.641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48cm" svg:height="0.466cm" svg:x="19.12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48cm" svg:height="0.467cm" svg:x="15.085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478cm" svg:height="0.467cm" svg:x="15.565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48cm" svg:height="0.466cm" svg:x="15.085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478cm" svg:height="0.466cm" svg:x="15.565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479cm" svg:height="0.465cm" svg:x="15.086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478cm" svg:height="0.465cm" svg:x="15.565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48cm" svg:height="0.466cm" svg:x="15.085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478cm" svg:height="0.466cm" svg:x="15.565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8" draw:layer="layout" svg:width="0.68cm" svg:height="1.432cm" svg:x="14.12cm" svg:y="11cm">
          <draw:text-box>
            <text:p text:style-name="P7"><text:span text:style-name="T3">≈</text:span></text:p>
          </draw:text-box>
        </draw:frame>
        <draw:frame draw:style-name="gr16" draw:text-style-name="P9" draw:layer="layout" svg:width="0.533cm" svg:height="1.616cm" svg:x="15.923cm" svg:y="10.984cm">
          <draw:text-box>
            <text:p text:style-name="P7"><text:span text:style-name="T4">⋅</text:span></text:p>
          </draw:text-box>
        </draw:frame>
        <draw:frame draw:style-name="gr25" draw:text-style-name="P6" draw:layer="layout" svg:width="1.6cm" svg:height="0.962cm" svg:x="15.09cm" svg:y="10.02cm">
          <draw:text-box>
            <text:p>U<text:span text:style-name="T5">T</text:span></text:p>
          </draw:text-box>
        </draw:frame>
        <draw:frame draw:style-name="gr26" draw:text-style-name="P6" draw:layer="layout" svg:width="0.905cm" svg:height="0.962cm" svg:x="17.695cm" svg:y="10.015cm">
          <draw:text-box>
            <text:p>Q</text:p>
          </draw:text-box>
        </draw:frame>
        <draw:frame draw:style-name="gr27" draw:text-style-name="P6" draw:layer="layout" svg:width="1.031cm" svg:height="0.962cm" svg:x="12.277cm" svg:y="10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38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1T10:35:58.921351012</meta:creation-date>
    <dc:date>2023-08-14T16:06:10.000743962</dc:date>
    <meta:editing-duration>PT4H22M40S</meta:editing-duration>
    <meta:editing-cycles>3</meta:editing-cycles>
    <meta:generator>LibreOffice/6.4.7.2$Linux_X86_64 LibreOffice_project/40$Build-2</meta:generator>
    <meta:document-statistic meta:object-count="147"/>
  </office:meta>
</office:document-meta>
</file>